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egoe UI',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90b9" officeooo:paragraph-rsid="001290b9"/>
    </style:style>
    <style:style style:name="P2" style:family="paragraph" style:parent-style-name="Standard">
      <style:text-properties officeooo:rsid="001387fb" officeooo:paragraph-rsid="001387fb"/>
    </style:style>
    <style:style style:name="P3" style:family="paragraph" style:parent-style-name="Standard">
      <style:text-properties officeooo:rsid="0015266e" officeooo:paragraph-rsid="0015266e"/>
    </style:style>
    <style:style style:name="P4" style:family="paragraph" style:parent-style-name="Standard">
      <style:text-properties officeooo:paragraph-rsid="0019c660"/>
    </style:style>
    <style:style style:name="P5" style:family="paragraph" style:parent-style-name="Standard">
      <style:text-properties officeooo:rsid="0019c660" officeooo:paragraph-rsid="0019c660"/>
    </style:style>
    <style:style style:name="P6" style:family="paragraph" style:parent-style-name="Standard">
      <style:text-properties officeooo:rsid="0019c660" officeooo:paragraph-rsid="001387fb"/>
    </style:style>
    <style:style style:name="P7" style:family="paragraph" style:parent-style-name="Standard">
      <style:paragraph-properties fo:break-before="page"/>
      <style:text-properties officeooo:rsid="0019c660" officeooo:paragraph-rsid="0019c660"/>
    </style:style>
    <style:style style:name="T1" style:family="text">
      <style:text-properties officeooo:rsid="001290b9"/>
    </style:style>
    <style:style style:name="T2" style:family="text">
      <style:text-properties officeooo:rsid="0015c25d"/>
    </style:style>
    <style:style style:name="T3" style:family="text">
      <style:text-properties fo:font-variant="normal" fo:text-transform="none" fo:color="#000000" style:font-name="Helvetica Neue" fo:font-size="10.5pt" fo:letter-spacing="normal" fo:font-style="normal" fo:font-weight="normal"/>
    </style:style>
    <style:style style:name="T4" style:family="text">
      <style:text-properties officeooo:rsid="001387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1">Cuestionario</text:span></text:p>
      <text:p text:style-name="P1">1) Mayormente desarrollamos en ubuntu y windows, en el entorno de desarrollo proporcionado por la catedra, eclipse.</text:p>
      <text:p text:style-name="P2">2) Para sincronizar el codigo entre nosotros creamos un repo en github, y fuimos desarrollando y manteniendo nuestro codigo al dia con esta herramienta, el proceso cuenta de 4 pasos para “guardar” el codigo “git add .”, ”git commit -m “(mensaje descriptivo del commit)””, “git push origin master”, y para descargar y refrescar el codigo “git pull origin master”.</text:p>
      <text:p text:style-name="P4"><text:span text:style-name="T4">3)</text:span><text:span text:style-name="T3">Ventajas del formato BMP: </text:span></text:p>
      <text:p text:style-name="P4"><text:span text:style-name="T3">- No hay pérdida de datos. No se comprime la imagen y no se generan artefactos visuales - Por esto, la edición según color resulta más sencilla de computar. Si uno quiere editar todos los pixeles con el color #761313, lo puede hacer de forma sencilla. En cambio, en un JPG, por ejemplo, la reconstrucción de la imagen original está “sucia”y hay que procesarla de formas más complejas</text:span></text:p>
      <text:p text:style-name="P4"><text:span text:style-name="T3">- Puede ser usado en múltiples plataformas</text:span></text:p>
      <text:p text:style-name="P4"><text:span text:style-name="T3">Desventajas del formato BMP:</text:span></text:p>
      <text:p text:style-name="P4"><text:span text:style-name="T3">- Ocupa mucho espacio por no tener compresión</text:span></text:p>
      <text:p text:style-name="P4"><text:span text:style-name="T3">- Tiene datos redundantes</text:span></text:p>
      <text:p text:style-name="P4"><text:span text:style-name="T3">- Si se comprime de alguna forma, esto reduce la velocidad de lectura y escritura.</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6"/>
      <text:p text:style-name="P6"/>
      <text:p text:style-name="P6"/>
      <text:p text:style-name="P6"><text:soft-page-break/></text:p>
      <text:p text:style-name="P5">Manual del programador</text:p>
      <text:p text:style-name="P2"/>
      <text:p text:style-name="P5"><text:bookmark-start text:name="__DdeLink__115_3606137145"/>El juego consta de 3 clases principales: el presentador, el dibujante y el árbitro del juego. El presentador es el encargado de la toma de datos iniciales del juego: cuántos quieren jugar, sus nombres y las dimensiones del tablero. El dibujante, por su lado, se encarga de dibujar lo que le ordena el árbitro, que es quien toma las jugadas a cada jugador, las evalúa (si la bandera está o no bien colocada, cuántas minas hay alrededor de la posicion indicada, si se pisó una bomba) y le indica al dibujante lo que le debe mostrar al usuario. Tenemos otras clases para manejar los datos del juego. Por ejemplo, Jugador, Bomba y Bandera. Implementamos un template Lista&lt;T&gt; para no repetir código, ya que la estructura básica de la lista es común a los datos que manejan las clases.<text:bookmark-end text:name="__DdeLink__115_3606137145"/></text:p>
      <text:p text:style-name="P5"/>
      <text:p text:style-name="P5"><text:s/>La razón de la estructura de este programa es reducir la cantidad de datos que se deben tener en memoria. Para no tener que cargar un tablero de m*n y tener una gran cantidad de recursos en uso, tenemos una estructura de bombas y una de banderas en lugar de una gran estructura de casilleros que pueden tener bombas o banderas</text:p>
      <text:p text:style-name="P7">Manual de usuario</text:p>
      <text:p text:style-name="P5"><text:tab/>El objetivo del Buscaminas es despejar todo el tablero sin desenterrar ninguna mina. Para esto, cada jugador debe guiarse por los números que muestra cada casillero descubierto. Ese número indica la cantidad de minas circundantes al casillero. En esta versión del buscaminas podrán participar varios jugadores y competir entre ellos jugando por turnos sobre el mismo tablero. El jugador que «pise» una mina quedará fuera del juego.</text:p>
      <text:p text:style-name="P5"/>
      <text:p text:style-name="P5"><text:tab/>Al comenzar el juego, se le pedirá al usuario que ingrese la cantidad de jugadores, sus nombres, la cantidad de columnas y la de filas que quiere que tenga el tablero. Luego comenzará el juego. </text:p>
      <text:p text:style-name="P5"/>
      <text:p text:style-name="P5"><text:tab/>Al comienzo de cada turno se le pedirá al jugador que indique qué tipo de jugada quiere realizar. Puede colocar una bandera, quitar una o desenterrar un casillero. Si el jugador coloca una bandera donde hay una mina, suma un punto, o lo resta si no la hay. Se pueden quitar las banderas colocadas por otros jugadores, en cuyo caso se suman 2 puntos si no hay una mina y se restan si sí la había. Ganará el jugador que tenga más puntos y no haya sido elimin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egoe UI',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7:38:50.876292163</meta:creation-date>
    <meta:editing-duration>PT1H58M15S</meta:editing-duration>
    <meta:editing-cycles>2</meta:editing-cycles>
    <meta:generator>LibreOffice/5.3.1.2$Linux_X86_64 LibreOffice_project/30m0$Build-2</meta:generator>
    <dc:date>2017-10-30T21:27:32.539499528</dc:date>
    <meta:document-statistic meta:table-count="0" meta:image-count="0" meta:object-count="0" meta:page-count="3" meta:paragraph-count="17" meta:word-count="582" meta:character-count="3356" meta:non-whitespace-character-count="2784"/>
  </office:meta>
</office:document-meta>
</file>